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thlon</text:p>
          </table:table-cell>
          <table:table-cell table:number-columns-repeated="2"/>
        </table:table-row>
        <table:table-row table:style-name="ro1">
          <table:table-cell office:value-type="string">
            <text:p>Original</text:p>
          </table:table-cell>
          <table:table-cell office:value-type="float" office:value="519.515835696736">
            <text:p>519.51583569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141.431100150534">
            <text:p>141.4311001505</text:p>
          </table:table-cell>
          <table:table-cell office:value-type="float" office:value="3.67327861512627">
            <text:p>3.67327861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re2Quad</text:p>
          </table:table-cell>
          <table:table-cell table:number-columns-repeated="2"/>
        </table:table-row>
        <table:table-row table:style-name="ro1">
          <table:table-cell office:value-type="string">
            <text:p>Original</text:p>
          </table:table-cell>
          <table:table-cell office:value-type="float" office:value="525.005674548679">
            <text:p>525.00567454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288.971888528873">
            <text:p>288.9718885289</text:p>
          </table:table-cell>
          <table:table-cell office:value-type="float" office:value="1.81680535508637">
            <text:p>1.81680535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re i7</text:p>
          </table:table-cell>
          <table:table-cell table:number-columns-repeated="2"/>
        </table:table-row>
        <table:table-row table:style-name="ro1">
          <table:table-cell office:value-type="string">
            <text:p>Original</text:p>
          </table:table-cell>
          <table:table-cell office:value-type="float" office:value="505.698662190249">
            <text:p>505.69866219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264.361480261109">
            <text:p>264.3614802611</text:p>
          </table:table-cell>
          <table:table-cell office:value-type="float" office:value="1.91290600162615">
            <text:p>1.912906001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Geomean</text:p>
          </table:table-cell>
          <table:table-cell table:number-columns-repeated="2"/>
        </table:table-row>
        <table:table-row table:style-name="ro1">
          <table:table-cell office:value-type="string">
            <text:p>Original</text:p>
          </table:table-cell>
          <table:table-cell table:formula="of:=GEOMEAN([.B10];[.B6];[.B2])" office:value-type="float" office:value="516.675891441548">
            <text:p>516.6758914415</text:p>
          </table:table-cell>
          <table:table-cell table:formula="of:=[.B15]/[.B15]" office:value-type="float" office:value="1">
            <text:p>1</text:p>
          </table:table-cell>
        </table:table-row>
        <table:table-row table:style-name="ro1">
          <table:table-cell office:value-type="string">
            <text:p>New</text:p>
          </table:table-cell>
          <table:table-cell table:formula="of:=GEOMEAN([.B11];[.B7];[.B3])" office:value-type="float" office:value="221.071570728579">
            <text:p>221.0715707286</text:p>
          </table:table-cell>
          <table:table-cell table:formula="of:=[.B15]/[.B16]" office:value-type="float" office:value="2.33714307877198">
            <text:p>2.337143078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3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3:23:40</meta:creation-date>
    <dc:date>2012-02-05T13:26:02</dc:date>
    <dc:creator>Peter </dc:creator>
    <meta:editing-duration>PT2M22S</meta:editing-duration>
    <meta:editing-cycles>1</meta:editing-cycles>
    <meta:document-statistic meta:table-count="3" meta:cell-count="28" meta:object-count="0"/>
    <meta:generator>LibreOffice/3.3$Unix LibreOffice_project/330m19$Build-401</meta:generator>
  </office:meta>
</office:document-meta>
</file>